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217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43"/>
        </table:table-row>
        <table:table-row table:style-name="ro1">
          <table:table-cell table:style-name="ce1"/>
          <table:table-cell table:number-columns-repeated="12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"/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43"/>
        </table:table-row>
        <table:table-row table:style-name="ro2" table:number-rows-repeated="104856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4/08/2013</text:date>, <text:time>19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ndan</meta:initial-creator>
    <meta:creation-date>2013-04-08T15:24:35</meta:creation-date>
    <dc:date>2013-04-08T19:25:50</dc:date>
    <meta:document-statistic meta:table-count="1" meta:cell-count="144" meta:object-count="0"/>
    <meta:generator>OpenOffice.org/3.4.1$Unix OpenOffice.org_project/341m1$Build-9593</meta:generator>
  </office:meta>
</office:document-meta>
</file>